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ee6ef" draw:textarea-horizontal-align="justify" draw:textarea-vertical-align="middle" draw:auto-grow-height="false" fo:min-height="20.7cm" fo:min-width="20.5cm" loext:decorative="false"/>
    </style:style>
    <style:style style:name="gr2" style:family="graphic" style:parent-style-name="standard">
      <style:graphic-properties draw:stroke="none" draw:fill="solid" draw:fill-color="#b4c7dc" draw:textarea-horizontal-align="justify" draw:textarea-vertical-align="middle" draw:auto-grow-height="false" fo:min-height="17.252cm" fo:min-width="31.852cm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1.5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loext:graphic-properties draw:fill="solid" draw:fill-color="#b4c7dc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top="0cm" fo:margin-bottom="0cm" fo:line-height="200%"/>
    </style:style>
    <style:style style:name="P5" style:family="paragraph">
      <loext:graphic-properties draw:fill="none" draw:fill-color="#ffffff"/>
      <style:paragraph-properties fo:margin-top="0cm" fo:margin-bottom="0cm" fo:line-height="200%"/>
    </style:style>
    <style:style style:name="P6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1cm" svg:height="20.95cm" svg:x="0cm" svg:y="8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5.75cm" svg:height="24.75cm" svg:x="-13cm" svg:y="-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7.5cm" svg:height="1.25cm" svg:x="1.25cm" svg:y="1.25cm">
          <draw:text-box>
            <text:p>Sandra Bullock (*1964)</text:p>
          </draw:text-box>
        </draw:frame>
        <draw:frame draw:style-name="gr4" draw:text-style-name="P3" draw:layer="layout" svg:width="9.25cm" svg:height="1cm" svg:x="10cm" svg:y="1.25cm">
          <draw:text-box>
            <text:p>Filme pro Dekade</text:p>
          </draw:text-box>
        </draw:frame>
        <draw:frame draw:style-name="gr5" draw:text-style-name="P5" draw:layer="layout" svg:width="8.5cm" svg:height="11.75cm" svg:x="1.25cm" svg:y="3cm">
          <draw:text-box>
            <text:p text:style-name="P4">Kate Winslets bekanntester Film ist vermutlich Titanic. Den hab ich auch gesehen, ich habe aber einige ihrer anderen Filme wie Vergiss mein nicht! oder Wenn Träume fliegen lernen gesehen.</text:p>
          </draw:text-box>
        </draw:frame>
        <draw:frame draw:style-name="gr6" draw:text-style-name="P6" draw:layer="layout" svg:width="9.499cm" svg:height="5.343cm" svg:x="10.251cm" svg:y="2.7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5T08:01:44.087822167</meta:creation-date>
    <dc:date>2025-12-05T09:19:42.951508135</dc:date>
    <meta:editing-duration>PT17M55S</meta:editing-duration>
    <meta:editing-cycles>8</meta:editing-cycles>
    <meta:generator>LibreOffice/25.8.1.1$Linux_X86_64 LibreOffice_project/580$Build-1</meta:generator>
    <meta:print-date>2025-12-05T08:27:09.980383089</meta:print-date>
    <meta:printed-by>PDF-Dateien</meta:printed-by>
    <meta:document-statistic meta:object-count="6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 draw:fill-color="#b4c7dc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 draw:opacity="90%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5cm" svg:height="5.344cm" xlink:href="." xlink:type="simple" chart:class="chart:bar" chart:style-name="ch1">
        <chart:plot-area chart:style-name="ch2" svg:x="0.19cm" svg:y="0.106cm" svg:width="9.12cm" svg:height="5.132cm">
          <chart:coordinate-region svg:x="0.824cm" svg:y="0.305cm" svg:width="8.486cm" svg:height="4.286cm"/>
          <chart:axis chart:dimension="x" chart:name="primary-x" chart:style-name="ch3" chartooo:axis-type="auto">
            <chartooo:date-scale/>
            <chart:categories table:cell-range-address="local-table.$A$2:.$A$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6" chart:label-cell-address="local-table.$B$1" chart:class="chart:bar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</table:table-row>
          </table:table-header-rows>
          <table:table-rows>
            <table:table-row>
              <table:table-cell office:value-type="string">
                <text:p>1980-19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90-20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00-20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10-20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&gt;202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1.1$Linux_X86_64 LibreOffice_project/58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